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vn-00-isepsn-001.vialidad.gob.ar:8443/portal/PortalSetup.action?portal=f079c670-7159-11e7-a355-005056aba474&amp;sessionId=0546080a0009dbf7247c1f69&amp;action=cwa&amp;redirect=192.168.0.2%2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0T17:39:05.079867303</meta:creation-date>
    <dc:date>2025-11-20T17:39:15.035048319</dc:date>
    <meta:editing-duration>PT10S</meta:editing-duration>
    <meta:editing-cycles>1</meta:editing-cycles>
    <meta:document-statistic meta:table-count="0" meta:image-count="0" meta:object-count="0" meta:page-count="1" meta:paragraph-count="1" meta:word-count="1" meta:character-count="185" meta:non-whitespace-character-count="185"/>
    <meta:generator>LibreOffice/24.2.7.2$Linux_X86_64 LibreOffice_project/420$Build-2</meta:generator>
  </office:meta>
</office:document-meta>
</file>